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gr1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20" style:family="graphic" style:parent-style-name="objectwithoutfill">
      <style:graphic-properties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21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22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center" draw:textarea-vertical-align="middle" draw:auto-grow-height="false" fo:padding-top="0.149cm" fo:padding-bottom="0.149cm" fo:padding-left="0.274cm" fo:padding-right="0.274cm"/>
    </style:style>
    <style:style style:name="gr23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635cm" svg:x="15.748cm" svg:y="1.651cm">
          <text:p text:style-name="P1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0.635cm" svg:x="2.54cm" svg:y="1.651cm">
          <text:p text:style-name="P1"><text:span text:style-name="T1">1/SQ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0.635cm" svg:x="0.508cm" svg:y="1.651cm">
          <text:p text:style-name="P3"><text:span text:style-name="T2">FSRRA (n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51cm" svg:height="0.635cm" svg:x="2.54cm" svg:y="1.016cm">
          <text:p text:style-name="P3"><text:span text:style-name="T2">+NORM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51cm" svg:height="0.635cm" svg:x="4.191cm" svg:y="1.016cm">
          <text:p text:style-name="P3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0.635cm" svg:x="9.652cm" svg:y="1.01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4cm" svg:height="0.635cm" svg:x="11.176cm" svg:y="1.01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24cm" svg:height="0.635cm" svg:x="12.7cm" svg:y="1.01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524cm" svg:height="0.635cm" svg:x="14.224cm" svg:y="1.01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6.256cm" svg:height="0.635cm" svg:x="2.54cm" svg:y="0.381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24cm" svg:height="0.635cm" svg:x="15.748cm" svg:y="1.016cm">
          <text:p text:style-name="P3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24cm" svg:height="0.635cm" svg:x="17.272cm" svg:y="1.01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8.288cm" svg:height="0.683cm" svg:x="0.508cm" svg:y="2.413cm">
          <draw:text-box>
            <text:p><text:span text:style-name="T3">Note:</text:span><text:span text:style-name="T3"><text:tab/></text:span><text:span text:style-name="T3">When DN = 1, the value of a denormalized number is treated as 0.</text:span></text:p>
          </draw:text-box>
        </draw:frame>
        <draw:custom-shape draw:style-name="gr14" draw:text-style-name="P4" draw:layer="layout" svg:width="1.524cm" svg:height="0.635cm" svg:x="9.652cm" svg:y="1.651cm">
          <text:p text:style-name="P3"><text:span text:style-name="T2">DZ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524cm" svg:height="0.635cm" svg:x="11.176cm" svg:y="1.651cm">
          <text:p text:style-name="P3"><text:span text:style-name="T2">DZ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05cm" svg:height="0.635cm" svg:x="5.842cm" svg:y="1.016cm">
          <text:p text:style-name="P3"><text:span text:style-name="T2">+DENORM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905cm" svg:height="0.635cm" svg:x="7.747cm" svg:y="1.016cm">
          <text:p text:style-name="P3"><text:span text:style-name="T2">-DENORM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524cm" svg:height="0.635cm" svg:x="12.7cm" svg:y="1.65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524cm" svg:height="0.635cm" svg:x="17.272cm" svg:y="1.651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2.54cm" svg:y1="1.651cm" svg:x2="2.54cm" svg:y2="2.286cm">
          <text:p/>
        </draw:line>
        <draw:custom-shape draw:style-name="gr21" draw:text-style-name="P2" draw:layer="layout" svg:width="1.651cm" svg:height="0.635cm" svg:x="4.191cm" svg:y="1.651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81cm" svg:height="0.635cm" svg:x="5.842cm" svg:y="1.651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524cm" svg:height="0.635cm" svg:x="14.224cm" svg:y="1.651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2.54cm" svg:y1="1.651cm" svg:x2="18.796cm" svg:y2="1.6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11T17:22:53</dc:date>
    <dc:creator>Yam </dc:creator>
    <meta:editing-duration>PT55M10S</meta:editing-duration>
    <meta:editing-cycles>34</meta:editing-cycles>
    <meta:generator>LibreOffice/3.5$Linux_x86 LibreOffice_project/350m1$Build-2</meta:generator>
    <meta:document-statistic meta:object-count="24"/>
  </office:meta>
</office:document-meta>
</file>